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0">
      <style:text-properties style:use-window-font-color="true" style:font-name="Liberation Sans1" fo:font-size="10pt"/>
    </style:style>
    <style:style style:name="ce2" style:family="table-cell" style:parent-style-name="Default" style:data-style-name="N120">
      <style:table-cell-properties fo:background-color="transparent"/>
      <style:text-properties style:use-window-font-color="true" style:font-name="Liberation Sans1" fo:font-size="10pt"/>
    </style:style>
    <style:style style:name="ce3" style:family="table-cell" style:parent-style-name="Default" style:data-style-name="N10011"/>
    <style:style style:name="ce4" style:family="table-cell" style:parent-style-name="Default" style:data-style-name="N120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0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3" office:value-type="percentage" office:value="0.6617" calcext:value-type="percentage">
            <text:p>66.17%</text:p>
          </table:table-cell>
          <table:table-cell table:style-name="ce3" office:value-type="percentage" office:value="0.7117" calcext:value-type="percentage">
            <text:p>71.17%</text:p>
          </table:table-cell>
          <table:table-cell table:style-name="ce3" office:value-type="percentage" office:value="0.7442" calcext:value-type="percentage">
            <text:p>74.42%</text:p>
          </table:table-cell>
          <table:table-cell table:style-name="ce3" office:value-type="percentage" office:value="0.7842" calcext:value-type="percentage">
            <text:p>78.42%</text:p>
          </table:table-cell>
          <table:table-cell table:style-name="ce3" office:value-type="percentage" office:value="0.8133" calcext:value-type="percentage">
            <text:p>81.33%</text:p>
          </table:table-cell>
          <table:table-cell table:style-name="ce3" office:value-type="percentage" office:value="0.8158" calcext:value-type="percentage">
            <text:p>81.58%</text:p>
          </table:table-cell>
          <table:table-cell table:style-name="ce6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3" office:value-type="percentage" office:value="0.7233" calcext:value-type="percentage">
            <text:p>72.33%</text:p>
          </table:table-cell>
          <table:table-cell table:style-name="ce3" office:value-type="percentage" office:value="0.7567" calcext:value-type="percentage">
            <text:p>75.67%</text:p>
          </table:table-cell>
          <table:table-cell table:style-name="ce3" office:value-type="percentage" office:value="0.7975" calcext:value-type="percentage">
            <text:p>79.75%</text:p>
          </table:table-cell>
          <table:table-cell table:style-name="ce3" office:value-type="percentage" office:value="0.8467" calcext:value-type="percentage">
            <text:p>84.67%</text:p>
          </table:table-cell>
          <table:table-cell table:style-name="ce3" office:value-type="percentage" office:value="0.8875" calcext:value-type="percentage">
            <text:p>88.75%</text:p>
          </table:table-cell>
          <table:table-cell table:style-name="ce3" office:value-type="percentage" office:value="0.8842" calcext:value-type="percentage">
            <text:p>88.42%</text:p>
          </table:table-cell>
          <table:table-cell table:style-name="ce6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3" office:value-type="percentage" office:value="0.7125" calcext:value-type="percentage">
            <text:p>71.25%</text:p>
          </table:table-cell>
          <table:table-cell table:style-name="ce3" office:value-type="percentage" office:value="0.7692" calcext:value-type="percentage">
            <text:p>76.92%</text:p>
          </table:table-cell>
          <table:table-cell table:style-name="ce3" office:value-type="percentage" office:value="0.8233" calcext:value-type="percentage">
            <text:p>82.33%</text:p>
          </table:table-cell>
          <table:table-cell table:style-name="ce3" office:value-type="percentage" office:value="0.8492" calcext:value-type="percentage">
            <text:p>84.92%</text:p>
          </table:table-cell>
          <table:table-cell table:style-name="ce3" office:value-type="percentage" office:value="0.8925" calcext:value-type="percentage">
            <text:p>89.25%</text:p>
          </table:table-cell>
          <table:table-cell table:style-name="ce3" office:value-type="percentage" office:value="0.905" calcext:value-type="percentage">
            <text:p>90.50%</text:p>
          </table:table-cell>
          <table:table-cell table:style-name="ce6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3" office:value-type="percentage" office:value="0.6708" calcext:value-type="percentage">
            <text:p>67.08%</text:p>
          </table:table-cell>
          <table:table-cell table:style-name="ce3" office:value-type="percentage" office:value="0.7292" calcext:value-type="percentage">
            <text:p>72.92%</text:p>
          </table:table-cell>
          <table:table-cell table:style-name="ce3" office:value-type="percentage" office:value="0.7608" calcext:value-type="percentage">
            <text:p>76.08%</text:p>
          </table:table-cell>
          <table:table-cell table:style-name="ce3" office:value-type="percentage" office:value="0.7975" calcext:value-type="percentage">
            <text:p>79.75%</text:p>
          </table:table-cell>
          <table:table-cell table:style-name="ce3" office:value-type="percentage" office:value="0.8175" calcext:value-type="percentage">
            <text:p>81.75%</text:p>
          </table:table-cell>
          <table:table-cell table:style-name="ce3" office:value-type="percentage" office:value="0.8292" calcext:value-type="percentage">
            <text:p>82.92%</text:p>
          </table:table-cell>
          <table:table-cell table:style-name="ce6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3" office:value-type="percentage" office:value="0.2133" calcext:value-type="percentage">
            <text:p>21.33%</text:p>
          </table:table-cell>
          <table:table-cell table:style-name="ce3" office:value-type="percentage" office:value="0.2292" calcext:value-type="percentage">
            <text:p>22.92%</text:p>
          </table:table-cell>
          <table:table-cell table:style-name="ce3" office:value-type="percentage" office:value="0.265" calcext:value-type="percentage">
            <text:p>26.50%</text:p>
          </table:table-cell>
          <table:table-cell table:style-name="ce3" office:value-type="percentage" office:value="0.2717" calcext:value-type="percentage">
            <text:p>27.17%</text:p>
          </table:table-cell>
          <table:table-cell table:style-name="ce3" office:value-type="percentage" office:value="0.2892" calcext:value-type="percentage">
            <text:p>28.92%</text:p>
          </table:table-cell>
          <table:table-cell table:style-name="ce3" office:value-type="percentage" office:value="0.285" calcext:value-type="percentage">
            <text:p>28.50%</text:p>
          </table:table-cell>
          <table:table-cell table:style-name="ce6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3" office:value-type="percentage" office:value="0.2008" calcext:value-type="percentage">
            <text:p>20.08%</text:p>
          </table:table-cell>
          <table:table-cell table:style-name="ce3" office:value-type="percentage" office:value="0.2258" calcext:value-type="percentage">
            <text:p>22.58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3" office:value-type="percentage" office:value="0.2625" calcext:value-type="percentage">
            <text:p>26.25%</text:p>
          </table:table-cell>
          <table:table-cell table:style-name="ce3" office:value-type="percentage" office:value="0.2558" calcext:value-type="percentage">
            <text:p>25.58%</text:p>
          </table:table-cell>
          <table:table-cell table:style-name="ce3" office:value-type="percentage" office:value="0.2775" calcext:value-type="percentage">
            <text:p>27.75%</text:p>
          </table:table-cell>
          <table:table-cell table:style-name="ce6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3" office:value-type="percentage" office:value="0.7325" calcext:value-type="percentage">
            <text:p>73.25%</text:p>
          </table:table-cell>
          <table:table-cell table:style-name="ce3" office:value-type="percentage" office:value="0.7875" calcext:value-type="percentage">
            <text:p>78.75%</text:p>
          </table:table-cell>
          <table:table-cell table:style-name="ce3" office:value-type="percentage" office:value="0.8408" calcext:value-type="percentage">
            <text:p>84.08%</text:p>
          </table:table-cell>
          <table:table-cell table:style-name="ce3" office:value-type="percentage" office:value="0.8717" calcext:value-type="percentage">
            <text:p>87.17%</text:p>
          </table:table-cell>
          <table:table-cell table:style-name="ce3" office:value-type="percentage" office:value="0.8908" calcext:value-type="percentage">
            <text:p>89.08%</text:p>
          </table:table-cell>
          <table:table-cell table:style-name="ce3" office:value-type="percentage" office:value="0.9158" calcext:value-type="percentage">
            <text:p>91.58%</text:p>
          </table:table-cell>
          <table:table-cell table:style-name="ce6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signal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4" office:value-type="percentage" office:value="0.3217" calcext:value-type="percentage">
            <text:p>32.2%</text:p>
          </table:table-cell>
          <table:table-cell table:style-name="ce5" office:value-type="percentage" office:value="0.3833" calcext:value-type="percentage">
            <text:p>38.3%</text:p>
          </table:table-cell>
          <table:table-cell table:style-name="ce5" office:value-type="percentage" office:value="0.5208" calcext:value-type="percentage">
            <text:p>52.1%</text:p>
          </table:table-cell>
          <table:table-cell table:style-name="ce5" office:value-type="percentage" office:value="0.6267" calcext:value-type="percentage">
            <text:p>62.7%</text:p>
          </table:table-cell>
          <table:table-cell table:style-name="ce5" office:value-type="percentage" office:value="0.7608" calcext:value-type="percentage">
            <text:p>76.1%</text:p>
          </table:table-cell>
          <table:table-cell table:style-name="ce5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signal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4" office:value-type="percentage" office:value="0.4933" calcext:value-type="percentage">
            <text:p>49.3%</text:p>
          </table:table-cell>
          <table:table-cell table:style-name="ce4" office:value-type="percentage" office:value="0.5867" calcext:value-type="percentage">
            <text:p>58.7%</text:p>
          </table:table-cell>
          <table:table-cell table:style-name="ce4" office:value-type="percentage" office:value="0.675" calcext:value-type="percentage">
            <text:p>67.5%</text:p>
          </table:table-cell>
          <table:table-cell table:style-name="ce4" office:value-type="percentage" office:value="0.7508" calcext:value-type="percentage">
            <text:p>75.1%</text:p>
          </table:table-cell>
          <table:table-cell table:style-name="ce4" office:value-type="percentage" office:value="0.7883" calcext:value-type="percentage">
            <text:p>78.8%</text:p>
          </table:table-cell>
          <table:table-cell table:style-name="ce4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moj pročišćeni signal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moj pročišćeni signal</text:p>
          </table:table-cell>
          <table:table-cell table:style-name="ce2" office:value-type="percentage" office:value="0.8329" calcext:value-type="percentage">
            <text:p>83.3%</text:p>
          </table:table-cell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signal, drugi rezultat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19:.I19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signal, drugi rezultat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0:.I20])" office:value-type="percentage" office:value="0.850166666666667" calcext:value-type="percentage">
            <text:p>85.0%</text:p>
          </table:table-cell>
        </table:table-row>
        <table:table-row table:style-name="ro1">
          <table:table-cell/>
          <table:table-cell office:value-type="string" calcext:value-type="string">
            <text:p>“Odjek” model, čisti signal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pitch="variable"/>
    <style:font-face style:name="Liberation Serif" svg:font-family="'Liberation Serif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1:15:46.630903818</dc:date>
    <meta:generator>LibreOffice/4.2.7.2$Linux_X86_64 LibreOffice_project/420m0$Build-2</meta:generator>
    <meta:editing-duration>PT6H15M3S</meta:editing-duration>
    <meta:editing-cycles>6</meta:editing-cycles>
    <meta:document-statistic meta:table-count="1" meta:cell-count="147" meta:object-count="0"/>
  </office:meta>
</office:document-meta>
</file>